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32.29pt"/>
    </style:style>
    <style:style style:name="co12" style:family="table-column">
      <style:table-column-properties fo:break-before="auto" style:column-width="23.5pt"/>
    </style:style>
    <style:style style:name="co13" style:family="table-column">
      <style:table-column-properties fo:break-before="auto" style:column-width="40.39pt"/>
    </style:style>
    <style:style style:name="co14" style:family="table-column">
      <style:table-column-properties fo:break-before="auto" style:column-width="234.51pt"/>
    </style:style>
    <style:style style:name="co15" style:family="table-column">
      <style:table-column-properties fo:break-before="auto" style:column-width="111.74pt"/>
    </style:style>
    <style:style style:name="co16" style:family="table-column">
      <style:table-column-properties fo:break-before="auto" style:column-width="80.11pt"/>
    </style:style>
    <style:style style:name="co17" style:family="table-column">
      <style:table-column-properties fo:break-before="auto" style:column-width="60.21pt"/>
    </style:style>
    <style:style style:name="co18" style:family="table-column">
      <style:table-column-properties fo:break-before="auto" style:column-width="57.86pt"/>
    </style:style>
    <style:style style:name="co19" style:family="table-column">
      <style:table-column-properties fo:break-before="auto" style:column-width="55.56pt"/>
    </style:style>
    <style:style style:name="co20" style:family="table-column">
      <style:table-column-properties fo:break-before="auto" style:column-width="58.65pt"/>
    </style:style>
    <style:style style:name="co21" style:family="table-column">
      <style:table-column-properties fo:break-before="auto" style:column-width="54pt"/>
    </style:style>
    <style:style style:name="co22" style:family="table-column">
      <style:table-column-properties fo:break-before="auto" style:column-width="66.9pt"/>
    </style:style>
    <style:style style:name="co23" style:family="table-column">
      <style:table-column-properties fo:break-before="auto" style:column-width="56.35pt"/>
    </style:style>
    <style:style style:name="co24" style:family="table-column">
      <style:table-column-properties fo:break-before="auto" style:column-width="385.2pt"/>
    </style:style>
    <style:style style:name="co25" style:family="table-column">
      <style:table-column-properties fo:break-before="auto" style:column-width="89.49pt"/>
    </style:style>
    <style:style style:name="co26" style:family="table-column">
      <style:table-column-properties fo:break-before="auto" style:column-width="104.2pt"/>
    </style:style>
    <style:style style:name="co27" style:family="table-column">
      <style:table-column-properties fo:break-before="auto" style:column-width="91.05pt"/>
    </style:style>
    <style:style style:name="co28" style:family="table-column">
      <style:table-column-properties fo:break-before="auto" style:column-width="189.89pt"/>
    </style:style>
    <style:style style:name="co29" style:family="table-column">
      <style:table-column-properties fo:break-before="auto" style:column-width="41.16pt"/>
    </style:style>
    <style:style style:name="co30" style:family="table-column">
      <style:table-column-properties fo:break-before="auto" style:column-width="91.84pt"/>
    </style:style>
    <style:style style:name="co31" style:family="table-column">
      <style:table-column-properties fo:break-before="auto" style:column-width="106.61pt"/>
    </style:style>
    <style:style style:name="co32" style:family="table-column">
      <style:table-column-properties fo:break-before="auto" style:column-width="50.71pt"/>
    </style:style>
    <style:style style:name="co33" style:family="table-column">
      <style:table-column-properties fo:break-before="auto" style:column-width="49.95pt"/>
    </style:style>
    <style:style style:name="co34" style:family="table-column">
      <style:table-column-properties fo:break-before="auto" style:column-width="52.89pt"/>
    </style:style>
    <style:style style:name="co35" style:family="table-column">
      <style:table-column-properties fo:break-before="auto" style:column-width="55.11pt"/>
    </style:style>
    <style:style style:name="co36" style:family="table-column">
      <style:table-column-properties fo:break-before="auto" style:column-width="121.29pt"/>
    </style:style>
    <style:style style:name="co37" style:family="table-column">
      <style:table-column-properties fo:break-before="auto" style:column-width="39.34pt"/>
    </style:style>
    <style:style style:name="co38" style:family="table-column">
      <style:table-column-properties fo:break-before="auto" style:column-width="30.84pt"/>
    </style:style>
    <style:style style:name="co39" style:family="table-column">
      <style:table-column-properties fo:break-before="auto" style:column-width="34.7pt"/>
    </style:style>
    <style:style style:name="co40" style:family="table-column">
      <style:table-column-properties fo:break-before="auto" style:column-width="286.7pt"/>
    </style:style>
    <style:style style:name="co41" style:family="table-column">
      <style:table-column-properties fo:break-before="auto" style:column-width="49.24pt"/>
    </style:style>
    <style:style style:name="co42" style:family="table-column">
      <style:table-column-properties fo:break-before="auto" style:column-width="127.36pt"/>
    </style:style>
    <style:style style:name="co43" style:family="table-column">
      <style:table-column-properties fo:break-before="auto" style:column-width="56.61pt"/>
    </style:style>
    <style:style style:name="co44" style:family="table-column">
      <style:table-column-properties fo:break-before="auto" style:column-width="52.16pt"/>
    </style:style>
    <style:style style:name="co45" style:family="table-column">
      <style:table-column-properties fo:break-before="auto" style:column-width="47.06pt"/>
    </style:style>
    <style:style style:name="co46" style:family="table-column">
      <style:table-column-properties fo:break-before="auto" style:column-width="53.66pt"/>
    </style:style>
    <style:style style:name="co47" style:family="table-column">
      <style:table-column-properties fo:break-before="auto" style:column-width="49.41pt"/>
    </style:style>
    <style:style style:name="co48" style:family="table-column">
      <style:table-column-properties fo:break-before="auto" style:column-width="48.61pt"/>
    </style:style>
    <style:style style:name="co49" style:family="table-column">
      <style:table-column-properties fo:break-before="auto" style:column-width="135.04pt"/>
    </style:style>
    <style:style style:name="co50" style:family="table-column">
      <style:table-column-properties fo:break-before="auto" style:column-width="40.9pt"/>
    </style:style>
    <style:style style:name="co51" style:family="table-column">
      <style:table-column-properties fo:break-before="auto" style:column-width="40.11pt"/>
    </style:style>
    <style:style style:name="co52" style:family="table-column">
      <style:table-column-properties fo:break-before="auto" style:column-width="51.7pt"/>
    </style:style>
    <style:style style:name="co53" style:family="table-column">
      <style:table-column-properties fo:break-before="auto" style:column-width="159pt"/>
    </style:style>
    <style:style style:name="co54" style:family="table-column">
      <style:table-column-properties fo:break-before="auto" style:column-width="104.94pt"/>
    </style:style>
    <style:style style:name="co55" style:family="table-column">
      <style:table-column-properties fo:break-before="auto" style:column-width="37.45pt"/>
    </style:style>
    <style:style style:name="co56" style:family="table-column">
      <style:table-column-properties fo:break-before="auto" style:column-width="248.46pt"/>
    </style:style>
    <style:style style:name="co57" style:family="table-column">
      <style:table-column-properties fo:break-before="auto" style:column-width="245.54pt"/>
    </style:style>
    <style:style style:name="co58" style:family="table-column">
      <style:table-column-properties fo:break-before="auto" style:column-width="94.11pt"/>
    </style:style>
    <style:style style:name="co59" style:family="table-column">
      <style:table-column-properties fo:break-before="auto" style:column-width="125.69pt"/>
    </style:style>
    <style:style style:name="co60" style:family="table-column">
      <style:table-column-properties fo:break-before="auto" style:column-width="310.96pt"/>
    </style:style>
    <style:style style:name="co61" style:family="table-column">
      <style:table-column-properties fo:break-before="auto" style:column-width="33.14pt"/>
    </style:style>
    <style:style style:name="co62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13.55pt" fo:break-before="auto" style:use-optimal-row-height="false"/>
    </style:style>
    <style:style style:name="ro1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9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="none"/>
    </style:style>
    <style:style style:name="ce4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6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6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68" style:family="table-cell" style:parent-style-name="Default">
      <style:text-properties fo:font-size="12pt" style:font-size-asian="12pt" style:font-size-complex="12pt"/>
    </style:style>
    <style:style style:name="ce69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82" style:family="table-cell" style:parent-style-name="Default">
      <style:text-properties fo:font-weight="bold" style:font-weight-asian="bold" style:font-weight-complex="bold"/>
    </style:style>
    <style:style style:name="ce18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8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6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7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88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90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9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9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37"/>
    <style:style style:name="ce19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2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 style:data-style-name="N42">
      <style:table-cell-properties style:vertical-align="middle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6" style:family="table-cell" style:parent-style-name="Default">
      <style:text-properties style:use-window-font-color="true" fo:font-weight="normal" style:font-weight-asian="normal" style:font-weight-complex="normal"/>
    </style:style>
    <style:style style:name="ce107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8" style:family="text">
      <style:text-properties style:font-name="Liberation Sans"/>
    </style:style>
    <style:style style:name="T9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yz_personalities" table:style-name="ta1">
        <table:table-column table:style-name="co11" table:default-cell-style-name="ce26"/>
        <table:table-column table:style-name="co12" table:default-cell-style-name="ce35"/>
        <table:table-column table:style-name="co1" table:default-cell-style-name="ce35"/>
        <table:table-column table:style-name="co13" table:default-cell-style-name="ce42"/>
        <table:table-column table:style-name="co14" table:default-cell-style-name="ce9"/>
        <table:table-column table:style-name="co15" table:default-cell-style-name="ce50"/>
        <table:table-column table:style-name="co16" table:default-cell-style-name="ce55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ce21"/>
        <table:table-column table:style-name="co23" table:default-cell-style-name="Default"/>
        <table:table-column table:style-name="co24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0" table:number-columns-repeated="2"/>
          <table:table-cell table:style-name="ce36"/>
          <table:table-cell table:style-name="ce43"/>
          <table:table-cell table:style-name="ce49"/>
          <table:table-cell table:style-name="ce52"/>
          <table:table-cell table:style-name="ce20"/>
          <table:table-cell table:style-name="ce61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50"/>
          <table:table-cell table:number-columns-repeated="1006"/>
        </table:table-row>
        <table:table-row table:style-name="ro4">
          <table:table-cell table:style-name="ce27" office:value-type="string" calcext:value-type="string">
            <text:p>Post</text:p>
          </table:table-cell>
          <table:table-cell table:style-name="ce120" office:value-type="string" calcext:value-type="string" table:number-columns-spanned="3" table:number-rows-spanned="1">
            <text:p>Day to</text:p>
          </table:table-cell>
          <table:covered-table-cell table:style-name="ce120"/>
          <table:covered-table-cell table:style-name="ce37"/>
          <table:table-cell table:style-name="ce44" office:value-type="string" calcext:value-type="string">
            <text:p>Images to Compare</text:p>
          </table:table-cell>
          <table:table-cell table:style-name="ce44" office:value-type="string" calcext:value-type="string">
            <text:p>Theme</text:p>
          </table:table-cell>
          <table:table-cell table:style-name="ce44" office:value-type="string" calcext:value-type="string">
            <text:p>Link</text:p>
          </table:table-cell>
          <table:table-cell table:style-name="ce120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20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68" table:number-columns-repeated="1005"/>
        </table:table-row>
        <table:table-row table:style-name="ro4">
          <table:table-cell table:style-name="ce27" office:value-type="string" calcext:value-type="string">
            <text:p>Num</text:p>
          </table:table-cell>
          <table:table-cell table:style-name="ce120" office:value-type="string" calcext:value-type="string" table:number-columns-spanned="3" table:number-rows-spanned="1">
            <text:p>Drip It</text:p>
          </table:table-cell>
          <table:covered-table-cell table:style-name="ce120"/>
          <table:covered-table-cell table:style-name="ce37"/>
          <table:table-cell table:style-name="ce44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120" office:value-type="string" calcext:value-type="string">
            <text:p>To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8" table:number-columns-repeated="1004"/>
        </table:table-row>
        <table:table-row table:style-name="ro5">
          <table:table-cell table:style-name="ce28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5" office:value-type="string" calcext:value-type="string">
            <text:p><text:span text:style-name="T6">George Washington &amp; </text:span><text:span text:style-name="T7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1">
          <table:table-cell table:style-name="ce28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3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54" office:value-type="string" calcext:value-type="string">
            <text:p>image on so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1">
          <table:table-cell table:style-name="ce28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2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28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table:style-name="ce46" office:value-type="string" calcext:value-type="string">
            <text:p><text:span text:style-name="T6">Alexander Hamilton &amp; </text:span><text:span text:style-name="T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9" table:number-columns-repeated="3"/>
          <table:table-cell table:style-name="ce41"/>
          <table:table-cell table:style-name="ce47" table:number-columns-repeated="3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67"/>
          <table:table-cell table:style-name="ce65"/>
          <table:table-cell table:style-name="ce47" table:number-columns-repeated="1005"/>
        </table:table-row>
        <table:table-row table:style-name="ro7">
          <table:table-cell table:style-name="ce28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table:style-name="ce46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28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Fri</text:p>
          </table:table-cell>
          <table:table-cell table:style-name="ce39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1" calcext:value-type="float">
            <text:p>11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Sat</text:p>
          </table:table-cell>
          <table:table-cell table:style-name="ce39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29"/>
          <table:table-cell table:style-name="ce28"/>
          <table:table-cell table:style-name="ce39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table:style-name="ce46" office:value-type="string" calcext:value-type="string">
            <text:p><text:span text:style-name="T6">Patrick Henry &amp; </text:span><text:span text:style-name="T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3" calcext:value-type="float">
            <text:p>1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table:style-name="ce46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28" office:value-type="float" office:value="17" calcext:value-type="float">
            <text:p>1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20H40M00S" calcext:value-type="time">
            <text:p>08:4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6H50M00S" calcext:value-type="time">
            <text:p>04:5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45M00S" calcext:value-type="time">
            <text:p>03:4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28" table:number-columns-repeated="2"/>
          <table:table-cell table:style-name="ce33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9" office:value-type="float" office:value="22" calcext:value-type="float">
            <text:p>22</text:p>
          </table:table-cell>
          <table:table-cell table:style-name="ce34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table:style-name="ce48" office:value-type="string" calcext:value-type="string">
            <text:p>Ben Franklin &amp; Cory Booker – 6/8</text:p>
          </table:table-cell>
          <table:table-cell table:style-name="ce51"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57" office:value-type="date" office:date-value="2019-12-28" calcext:value-type="date">
            <text:p>2019-12-28</text:p>
          </table:table-cell>
          <table:table-cell table:style-name="ce64" office:value-type="time" office:time-value="PT10H40M00S" calcext:value-type="time">
            <text:p>10:40 A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style-name="ce47" table:number-columns-repeated="1004"/>
        </table:table-row>
        <table:table-row table:style-name="ro7">
          <table:table-cell table:style-name="ce28" office:value-type="float" office:value="23" calcext:value-type="float">
            <text:p>2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date" office:date-value="2019-12-28" calcext:value-type="date">
            <text:p>2019-12-28</text:p>
          </table:table-cell>
          <table:table-cell table:style-name="ce64" office:value-type="time" office:time-value="PT18H35M00S" calcext:value-type="time">
            <text:p>06:35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28" office:value-type="float" office:value="24" calcext:value-type="float">
            <text:p>24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9" calcext:value-type="date">
            <text:p>2019-12-29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5" calcext:value-type="float">
            <text:p>25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table:style-name="ce46" office:value-type="string" calcext:value-type="string">
            <text:p><text:span text:style-name="T6">Daenerys Stormborn &amp; </text:span><text:span text:style-name="T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9" calcext:value-type="date">
            <text:p>2019-12-29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6" calcext:value-type="float">
            <text:p>2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30" calcext:value-type="date">
            <text:p>2019-12-30</text:p>
          </table:table-cell>
          <table:table-cell table:style-name="ce64" office:value-type="time" office:time-value="PT10H30M00S" calcext:value-type="time">
            <text:p>10:30 A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28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30" calcext:value-type="date">
            <text:p>2019-12-30</text:p>
          </table:table-cell>
          <table:table-cell table:style-name="ce64" office:value-type="time" office:time-value="PT16H20M00S" calcext:value-type="time">
            <text:p>04:2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8" calcext:value-type="float">
            <text:p>28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table:style-name="ce46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57" office:value-type="date" office:date-value="2019-12-31" calcext:value-type="date">
            <text:p>2019-12-31</text:p>
          </table:table-cell>
          <table:table-cell table:style-name="ce64" office:value-type="time" office:time-value="PT09H05M00S" calcext:value-type="time">
            <text:p>09:05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28" office:value-type="float" office:value="29" calcext:value-type="float">
            <text:p>29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57" office:value-type="date" office:date-value="2019-12-31" calcext:value-type="date">
            <text:p>2019-12-31</text:p>
          </table:table-cell>
          <table:table-cell table:style-name="ce64" office:value-type="time" office:time-value="PT19H30M00S" calcext:value-type="time">
            <text:p>07:3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29" office:value-type="float" office:value="30" calcext:value-type="float">
            <text:p>3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20-01-01" calcext:value-type="date">
            <text:p>2020-01-01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47" table:number-columns-repeated="1005"/>
        </table:table-row>
        <table:table-row table:style-name="ro7">
          <table:table-cell table:style-name="ce28" office:value-type="float" office:value="31" calcext:value-type="float">
            <text:p>3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20-01-02" calcext:value-type="date">
            <text:p>2020-01-02</text:p>
          </table:table-cell>
          <table:table-cell table:style-name="ce64" office:value-type="time" office:time-value="PT19H20M00S" calcext:value-type="time">
            <text:p>07:2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1.5" calcext:value-type="float">
            <text:p>21.5</text:p>
          </table:table-cell>
          <table:table-cell table:style-name="ce28" office:value-type="float" office:value="10.5" calcext:value-type="float">
            <text:p>10.5</text:p>
          </table:table-cell>
          <table:table-cell table:style-name="ce33" office:value-type="string" calcext:value-type="string">
            <text:p>Sun</text:p>
          </table:table-cell>
          <table:table-cell table:style-name="ce40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groja.com/about</text:p>
          </table:table-cell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34">
          <table:table-cell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25">
          <table:table-cell/>
          <table:table-cell table:style-name="ce33" table:number-columns-repeated="2"/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25" table:default-cell-style-name="ce181"/>
        <table:table-column table:style-name="co26" table:default-cell-style-name="ce7"/>
        <table:table-column table:style-name="co27" table:default-cell-style-name="ce21"/>
        <table:table-column table:style-name="co3" table:number-columns-repeated="10" table:default-cell-style-name="Default"/>
        <table:table-column table:style-name="co17" table:number-columns-repeated="2" table:default-cell-style-name="Default"/>
        <table:table-column table:style-name="co28" table:default-cell-style-name="Default"/>
        <table:table-row table:style-name="ro1">
          <table:table-cell table:style-name="ce178"/>
          <table:table-cell table:style-name="ce184"/>
          <table:table-cell table:style-name="ce10"/>
          <table:table-cell table:style-name="ce20"/>
          <table:table-cell table:style-name="ce61" office:value-type="string" calcext:value-type="string">
            <text:p>One-Offs and Few-Offs</text:p>
          </table:table-cell>
          <table:table-cell table:style-name="ce20" table:number-columns-repeated="10"/>
          <table:table-cell table:style-name="ce9"/>
        </table:table-row>
        <table:table-row table:style-name="ro4">
          <table:table-cell table:style-name="ce179"/>
          <table:table-cell table:style-name="ce44" office:value-type="string" calcext:value-type="string">
            <text:p>Image Content</text:p>
          </table:table-cell>
          <table:table-cell table:style-name="ce185" office:value-type="string" calcext:value-type="string">
            <text:p>Link</text:p>
          </table:table-cell>
          <table:table-cell table:style-name="ce120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20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187"/>
        </table:table-row>
        <table:table-row table:style-name="ro4">
          <table:table-cell table:style-name="ce180" office:value-type="string" calcext:value-type="string">
            <text:p>Subdirectory</text:p>
          </table:table-cell>
          <table:table-cell table:style-name="ce44" office:value-type="string" calcext:value-type="string">
            <text:p>Or Text File</text:p>
          </table:table-cell>
          <table:table-cell table:style-name="ce120" office:value-type="string" calcext:value-type="string">
            <text:p>To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7">
          <table:table-cell office:value-type="string" calcext:value-type="string">
            <text:p>got_christmas</text:p>
          </table:table-cell>
          <table:table-cell table:style-name="ce43" office:value-type="string" calcext:value-type="string">
            <text:p>Sell GoT Paperback</text:p>
          </table:table-cell>
          <table:table-cell table:style-name="ce53" office:value-type="string" calcext:value-type="string">
            <text:p>See few-offs sheet</text:p>
          </table:table-cell>
          <table:table-cell table:number-columns-repeated="12" table:style-name="ce53" office:value-type="string" calcext:value-type="string">
            <text:p>See few-offs</text:p>
          </table:table-cell>
          <table:table-cell table:style-name="ce188" office:value-type="string" calcext:value-type="string">
            <text:p>See few_offs posts sheet</text:p>
          </table:table-cell>
        </table:table-row>
        <table:table-row table:style-name="ro4">
          <table:table-cell table:style-name="ce178"/>
          <table:table-cell table:style-name="Default"/>
          <table:table-cell table:style-name="ce49"/>
          <table:table-cell table:style-name="ce120" table:number-columns-repeated="12"/>
          <table:table-cell table:style-name="ce69"/>
        </table:table-row>
        <table:table-row table:style-name="ro7">
          <table:table-cell table:style-name="ce182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3" office:value-type="string" calcext:value-type="string">
            <text:p>GR politicians-2020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56" office:value-type="date" office:date-value="2020-02-01" calcext:value-type="date">
            <text:p>2020-02-01</text:p>
          </table:table-cell>
          <table:table-cell table:style-name="ce186" office:value-type="time" office:time-value="PT11H59M00S" calcext:value-type="time">
            <text:p>11:59:00 AM</text:p>
          </table:table-cell>
          <table:table-cell table:style-name="ce56" office:value-type="date" office:date-value="2020-02-01" calcext:value-type="date">
            <text:p>2020-02-01</text:p>
          </table:table-cell>
          <table:table-cell table:style-name="ce186" office:value-type="time" office:time-value="PT11H59M00S" calcext:value-type="time">
            <text:p>11:59:00 AM</text:p>
          </table:table-cell>
          <table:table-cell table:style-name="ce56" office:value-type="date" office:date-value="2020-02-01" calcext:value-type="date">
            <text:p>2020-02-01</text:p>
          </table:table-cell>
          <table:table-cell table:style-name="ce186" office:value-type="time" office:time-value="PT11H59M00S" calcext:value-type="time">
            <text:p>11:59:00 AM</text:p>
          </table:table-cell>
          <table:table-cell table:number-columns-repeated="4" table:style-name="ce53" office:value-type="string" calcext:value-type="string">
            <text:p>N/A</text:p>
          </table:table-cell>
          <table:table-cell table:style-name="ce189" office:value-type="string" calcext:value-type="string">
            <text:p>Also posted to BT and DD slack teams</text:p>
          </table:table-cell>
        </table:table-row>
        <table:table-row table:style-name="ro7">
          <table:table-cell table:style-name="ce182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3" office:value-type="string" calcext:value-type="string">
            <text:p>GR review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56"/>
          <table:table-cell table:style-name="ce186"/>
          <table:table-cell table:style-name="ce56"/>
          <table:table-cell table:style-name="ce186"/>
          <table:table-cell table:style-name="ce56"/>
          <table:table-cell table:style-name="ce186"/>
          <table:table-cell table:number-columns-repeated="4" table:style-name="ce53" office:value-type="string" calcext:value-type="string">
            <text:p>N/A</text:p>
          </table:table-cell>
          <table:table-cell table:style-name="ce189"/>
        </table:table-row>
        <table:table-row table:style-name="ro7">
          <table:table-cell table:style-name="Default" table:number-columns-repeated="2"/>
          <table:table-cell table:number-columns-repeated="14"/>
        </table:table-row>
        <table:table-row table:style-name="ro7">
          <table:table-cell table:style-name="ce182" office:value-type="string" calcext:value-type="string">
            <text:p>primary_voters</text:p>
          </table:table-cell>
          <table:table-cell table:style-name="Default" office:value-type="string" calcext:value-type="string">
            <text:p>primary_voters-01</text:p>
          </table:table-cell>
          <table:table-cell office:value-type="string" calcext:value-type="string">
            <text:p>VPP on amazon</text:p>
          </table:table-cell>
          <table:table-cell table:number-columns-repeated="12"/>
          <table:table-cell office:value-type="string" calcext:value-type="string">
            <text:p>http://bit.ly/twh-vpp2019</text:p>
          </table:table-cell>
        </table:table-row>
        <table:table-row table:style-name="ro7" table:number-rows-repeated="4">
          <table:table-cell table:style-name="Default" table:number-columns-repeated="2"/>
          <table:table-cell table:number-columns-repeated="14"/>
        </table:table-row>
        <table:table-row table:style-name="ro7">
          <table:table-cell table:number-columns-repeated="16"/>
        </table:table-row>
        <table:table-row table:style-name="ro7">
          <table:table-cell table:style-name="ce182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3" office:value-type="string" calcext:value-type="string">
            <text:p>See few-offs sheet</text:p>
          </table:table-cell>
          <table:table-cell table:number-columns-repeated="12" table:style-name="ce53" office:value-type="string" calcext:value-type="string">
            <text:p>N/A</text:p>
          </table:table-cell>
          <table:table-cell table:style-name="ce188" office:value-type="string" calcext:value-type="string">
            <text:p>See few_offs posts sheet</text:p>
          </table:table-cell>
        </table:table-row>
        <table:table-row table:style-name="ro7">
          <table:table-cell table:style-name="Default"/>
          <table:table-cell table:number-columns-repeated="15"/>
        </table:table-row>
        <table:table-row table:style-name="ro7">
          <table:table-cell table:style-name="ce183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58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few offs posts" table:style-name="ta1">
        <table:table-column table:style-name="co29" table:default-cell-style-name="Default"/>
        <table:table-column table:style-name="co29" table:default-cell-style-name="ce26"/>
        <table:table-column table:style-name="co30" table:default-cell-style-name="Default"/>
        <table:table-column table:style-name="co31" table:default-cell-style-name="ce21"/>
        <table:table-column table:style-name="co3" table:default-cell-style-name="Default"/>
        <table:table-column table:style-name="co3" table:default-cell-style-name="ce21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/>
          <table:table-cell table:style-name="ce30"/>
          <table:table-cell table:style-name="ce43"/>
          <table:table-cell table:style-name="ce49"/>
          <table:table-cell table:style-name="ce52"/>
          <table:table-cell table:style-name="ce10"/>
          <table:table-cell table:style-name="ce61" office:value-type="string" calcext:value-type="string">
            <text:p>Few Off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120" office:value-type="string" calcext:value-type="string">
            <text:p>Seq.</text:p>
          </table:table-cell>
          <table:table-cell table:style-name="ce44" table:number-columns-repeated="2"/>
          <table:table-cell table:style-name="ce44" office:value-type="string" calcext:value-type="string">
            <text:p>Link</text:p>
          </table:table-cell>
          <table:table-cell table:style-name="ce120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20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Instagram</text:p>
          </table:table-cell>
          <table:covered-table-cell table:style-name="ce66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120" office:value-type="string" calcext:value-type="string">
            <text:p>No.</text:p>
          </table:table-cell>
          <table:table-cell table:style-name="ce44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120" office:value-type="string" calcext:value-type="string">
            <text:p>To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4">
          <table:table-cell table:style-name="ce190" office:value-type="string" calcext:value-type="string">
            <text:p>got_christmas</text:p>
          </table:table-cell>
          <table:table-cell table:style-name="ce191"/>
          <table:table-cell table:style-name="ce192" office:value-type="string" calcext:value-type="string">
            <text:p>Card</text:p>
          </table:table-cell>
          <table:table-cell table:style-name="ce193" office:value-type="string" calcext:value-type="string">
            <text:p>People</text:p>
          </table:table-cell>
          <table:table-cell table:style-name="ce120" table:number-columns-repeated="13"/>
          <table:table-cell table:style-name="ce69"/>
        </table:table-row>
        <table:table-row table:style-name="ro5"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53" office:value-type="string" calcext:value-type="string">
            <text:p>VGoTP <text:s/>book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22H00M00S" calcext:value-type="time">
            <text:p>10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3" office:value-type="string" calcext:value-type="string">
            <text:p>VGoTP book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 table:style-name="ce182" office:value-type="string" calcext:value-type="string">
            <text:p>finish_book</text:p>
          </table:table-cell>
          <table:table-cell table:style-name="ce21"/>
          <table:table-cell/>
          <table:table-cell table:style-name="Default"/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94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94" office:value-type="string" calcext:value-type="string">
            <text:p>Mon. 01/27/2020</text:p>
          </table:table-cell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8"/>
          <table:table-cell table:number-columns-repeated="10"/>
          <table:table-cell table:style-name="ce18"/>
          <table:table-cell table:number-columns-repeated="5"/>
        </table:table-row>
        <table:table-row table:style-name="ro7" table:number-rows-repeated="149">
          <table:table-cell/>
          <table:table-cell table:style-name="ce28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how_i_draw" table:style-name="ta1">
        <office:forms form:automatic-focus="false" form:apply-design-mode="false"/>
        <table:table-column table:style-name="co37" table:default-cell-style-name="ce88"/>
        <table:table-column table:style-name="co38" table:default-cell-style-name="ce21"/>
        <table:table-column table:style-name="co39" table:default-cell-style-name="ce21"/>
        <table:table-column table:style-name="co37" table:default-cell-style-name="ce21"/>
        <table:table-column table:style-name="co40" table:default-cell-style-name="ce96"/>
        <table:table-column table:style-name="co41" table:default-cell-style-name="ce99"/>
        <table:table-column table:style-name="co42" table:default-cell-style-name="ce20"/>
        <table:table-column table:style-name="co43" table:default-cell-style-name="ce20"/>
        <table:table-column table:style-name="co44" table:default-cell-style-name="ce20"/>
        <table:table-column table:style-name="co45" table:default-cell-style-name="ce20"/>
        <table:table-column table:style-name="co41" table:number-columns-repeated="3" table:default-cell-style-name="ce20"/>
        <table:table-column table:style-name="co44" table:number-columns-repeated="2" table:default-cell-style-name="ce20"/>
        <table:table-column table:style-name="co46" table:default-cell-style-name="ce20"/>
        <table:table-column table:style-name="co34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9"/>
        <table:table-column table:style-name="co3" table:default-cell-style-name="ce9"/>
        <table:table-column table:style-name="co3" table:number-columns-repeated="1003" table:default-cell-style-name="Default"/>
        <table:table-row table:style-name="ro1">
          <table:table-cell table:number-columns-repeated="8"/>
          <table:table-cell table:style-name="ce61" office:value-type="string" calcext:value-type="string">
            <text:p>How I Draw Personalities – The Daily Drip</text:p>
          </table:table-cell>
          <table:table-cell table:number-columns-repeated="1015"/>
        </table:table-row>
        <table:table-row table:style-name="ro4">
          <table:table-cell table:style-name="ce89" office:value-type="string" calcext:value-type="string">
            <text:p>Week/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/>
          <table:table-cell table:style-name="ce44" office:value-type="string" calcext:value-type="string">
            <text:p>Orien-</text:p>
          </table:table-cell>
          <table:table-cell table:style-name="ce185" office:value-type="string" calcext:value-type="string">
            <text:p>Link</text:p>
          </table:table-cell>
          <table:table-cell table:style-name="ce120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20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187" table:number-columns-repeated="2"/>
          <table:table-cell table:number-columns-repeated="1003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4" office:value-type="string" calcext:value-type="string">
            <text:p>Image Content</text:p>
          </table:table-cell>
          <table:table-cell table:style-name="ce44" office:value-type="string" calcext:value-type="string">
            <text:p>tation<text:span text:style-name="T8">¹</text:span></text:p>
          </table:table-cell>
          <table:table-cell table:style-name="ce120" office:value-type="string" calcext:value-type="string">
            <text:p>To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9"/>
          <table:table-cell table:number-columns-repeated="1003"/>
        </table:table-row>
        <table:table-row table:style-name="ro4">
          <table:table-cell table:style-name="ce26"/>
          <table:table-cell table:number-columns-repeated="3"/>
          <table:table-cell table:style-name="ce43"/>
          <table:table-cell table:style-name="ce49"/>
          <table:table-cell table:style-name="ce101"/>
          <table:table-cell table:style-name="ce120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193" office:value-type="string" calcext:value-type="string">
            <text:p>0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2-04" calcext:value-type="date">
            <text:p>02-04</text:p>
          </table:table-cell>
          <table:table-cell table:style-name="ce43" office:value-type="string" calcext:value-type="string">
            <text:p>Introduce the 6-Step Process</text:p>
          </table:table-cell>
          <table:table-cell table:style-name="ce49" office:value-type="string" calcext:value-type="string">
            <text:p>S</text:p>
          </table:table-cell>
          <table:table-cell table:style-name="ce43"/>
          <table:table-cell table:style-name="ce120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193" office:value-type="string" calcext:value-type="string">
            <text:p>0/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2-05" calcext:value-type="date">
            <text:p>02-05</text:p>
          </table:table-cell>
          <table:table-cell table:style-name="ce184" office:value-type="string" calcext:value-type="string">
            <text:p>The process evolves over time – Tom H 1987</text:p>
          </table:table-cell>
          <table:table-cell table:style-name="ce100" office:value-type="string" calcext:value-type="string">
            <text:p>P</text:p>
          </table:table-cell>
          <table:table-cell table:style-name="ce43" office:value-type="string" calcext:value-type="string">
            <text:p>amazon author page</text:p>
          </table:table-cell>
          <table:table-cell table:style-name="ce120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193" office:value-type="string" calcext:value-type="string">
            <text:p>0/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2-06" calcext:value-type="date">
            <text:p>02-06</text:p>
          </table:table-cell>
          <table:table-cell table:style-name="ce97" office:value-type="string" calcext:value-type="string">
            <text:p>Tom H 1987 image with name and percentages</text:p>
          </table:table-cell>
          <table:table-cell table:style-name="ce100" office:value-type="string" calcext:value-type="string">
            <text:p>P or S</text:p>
          </table:table-cell>
          <table:table-cell table:style-name="ce43"/>
          <table:table-cell table:style-name="ce120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193" office:value-type="float" office:value="0" calcext:value-type="float">
            <text:p>0</text:p>
          </table:table-cell>
          <table:table-cell/>
          <table:table-cell office:value-type="string" calcext:value-type="string">
            <text:p>Fri</text:p>
          </table:table-cell>
          <table:table-cell table:style-name="ce95" office:value-type="date" office:date-value="2019-02-07" calcext:value-type="date">
            <text:p>02-07</text:p>
          </table:table-cell>
          <table:table-cell table:style-name="ce97" office:value-type="string" calcext:value-type="string">
            <text:p>One-off – TBD</text:p>
          </table:table-cell>
          <table:table-cell table:style-name="ce100"/>
          <table:table-cell table:style-name="ce43"/>
          <table:table-cell table:style-name="ce120" table:number-columns-repeated="12"/>
          <table:table-cell table:style-name="ce69" table:number-columns-repeated="2"/>
          <table:table-cell table:number-columns-repeated="1003"/>
        </table:table-row>
        <table:table-row table:style-name="ro7">
          <table:table-cell table:style-name="ce90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 office:value-type="string" calcext:value-type="string">
            <text:p>1/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2-10" calcext:value-type="date">
            <text:p>02-10</text:p>
          </table:table-cell>
          <table:table-cell table:style-name="ce184" office:value-type="string" calcext:value-type="string">
            <text:p>Step 1 – Research the Person</text:p>
          </table:table-cell>
          <table:table-cell table:style-name="ce100" office:value-type="string" calcext:value-type="string">
            <text:p>S</text:p>
          </table:table-cell>
          <table:table-cell table:style-name="ce43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 office:value-type="string" calcext:value-type="string">
            <text:p>1/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2-11" calcext:value-type="date">
            <text:p>02-11</text:p>
          </table:table-cell>
          <table:table-cell table:style-name="ce184" office:value-type="string" calcext:value-type="string">
            <text:p>Research the Person</text:p>
          </table:table-cell>
          <table:table-cell table:style-name="ce100" office:value-type="string" calcext:value-type="string">
            <text:p>L</text:p>
          </table:table-cell>
          <table:table-cell table:style-name="ce43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 office:value-type="string" calcext:value-type="string">
            <text:p>1/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2-12" calcext:value-type="date">
            <text:p>02-12</text:p>
          </table:table-cell>
          <table:table-cell table:style-name="ce184" office:value-type="string" calcext:value-type="string">
            <text:p>Friends → TV → Books – Alexander Hamilton</text:p>
          </table:table-cell>
          <table:table-cell table:style-name="ce100" office:value-type="string" calcext:value-type="string">
            <text:p>P</text:p>
          </table:table-cell>
          <table:table-cell table:style-name="ce43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 office:value-type="string" calcext:value-type="string">
            <text:p>1/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2-13" calcext:value-type="date">
            <text:p>02-13</text:p>
          </table:table-cell>
          <table:table-cell table:style-name="ce97" office:value-type="string" calcext:value-type="string">
            <text:p>Alexander Hamilton image with name and percentages</text:p>
          </table:table-cell>
          <table:table-cell table:style-name="ce100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/>
          <table:table-cell office:value-type="string" calcext:value-type="string">
            <text:p>Fri</text:p>
          </table:table-cell>
          <table:table-cell table:style-name="ce95" office:value-type="date" office:date-value="2019-02-14" calcext:value-type="date">
            <text:p>02-14</text:p>
          </table:table-cell>
          <table:table-cell table:style-name="ce97" office:value-type="string" calcext:value-type="string">
            <text:p>One-off – TBD</text:p>
          </table:table-cell>
          <table:table-cell table:style-name="ce10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2/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2-17" calcext:value-type="date">
            <text:p>02-17</text:p>
          </table:table-cell>
          <table:table-cell table:style-name="ce184" office:value-type="string" calcext:value-type="string">
            <text:p>Step 2 – Answer a Questionnaire</text:p>
          </table:table-cell>
          <table:table-cell table:style-name="ce100" office:value-type="string" calcext:value-type="string">
            <text:p>S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2/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2-18" calcext:value-type="date">
            <text:p>02-18</text:p>
          </table:table-cell>
          <table:table-cell table:style-name="ce184" office:value-type="string" calcext:value-type="string">
            <text:p>Answer a Questionnaire</text:p>
          </table:table-cell>
          <table:table-cell table:style-name="ce100" office:value-type="string" calcext:value-type="string">
            <text:p>L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2/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2-19" calcext:value-type="date">
            <text:p>02-19</text:p>
          </table:table-cell>
          <table:table-cell table:style-name="ce184" office:value-type="string" calcext:value-type="string">
            <text:p>Mention the MBTI – Tom H MBTI</text:p>
          </table:table-cell>
          <table:table-cell table:style-name="ce100" office:value-type="string" calcext:value-type="string">
            <text:p>P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2/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2-20" calcext:value-type="date">
            <text:p>02-20</text:p>
          </table:table-cell>
          <table:table-cell table:style-name="ce97" office:value-type="string" calcext:value-type="string">
            <text:p>Tom H MBTI image with name and percentages</text:p>
          </table:table-cell>
          <table:table-cell table:style-name="ce100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2/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i</text:p>
          </table:table-cell>
          <table:table-cell table:style-name="ce95" office:value-type="date" office:date-value="2019-02-21" calcext:value-type="date">
            <text:p>02-21</text:p>
          </table:table-cell>
          <table:table-cell table:style-name="ce184" office:value-type="string" calcext:value-type="string">
            <text:p>Made the questionnaire my own</text:p>
          </table:table-cell>
          <table:table-cell table:style-name="ce100" office:value-type="string" calcext:value-type="string">
            <text:p>S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 table:number-columns-repeated="3"/>
          <table:table-cell table:style-name="ce184"/>
          <table:table-cell table:style-name="ce100"/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193" office:value-type="string" calcext:value-type="string">
            <text:p>3/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2-24" calcext:value-type="date">
            <text:p>02-24</text:p>
          </table:table-cell>
          <table:table-cell table:style-name="ce184" office:value-type="string" calcext:value-type="string">
            <text:p>Step 3 – Draw the Image</text:p>
          </table:table-cell>
          <table:table-cell table:style-name="ce100" office:value-type="string" calcext:value-type="string">
            <text:p>S</text:p>
          </table:table-cell>
          <table:table-cell table:style-name="ce102" office:value-type="string" calcext:value-type="string">
            <text:p>Groja.com – About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193" office:value-type="string" calcext:value-type="string">
            <text:p>3/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2-25" calcext:value-type="date">
            <text:p>02-25</text:p>
          </table:table-cell>
          <table:table-cell table:style-name="ce43" office:value-type="string" calcext:value-type="string">
            <text:p>Draw the Image</text:p>
          </table:table-cell>
          <table:table-cell table:style-name="ce100" office:value-type="string" calcext:value-type="string">
            <text:p>L</text:p>
          </table:table-cell>
          <table:table-cell table:style-name="ce102" office:value-type="string" calcext:value-type="string">
            <text:p>Groja.com – About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193" office:value-type="string" calcext:value-type="string">
            <text:p>3/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2-26" calcext:value-type="date">
            <text:p>02-26</text:p>
          </table:table-cell>
          <table:table-cell table:style-name="ce184" office:value-type="string" calcext:value-type="string">
            <text:p>It’s Lonely at the Top – Thomas Jefferson</text:p>
          </table:table-cell>
          <table:table-cell table:style-name="ce100" office:value-type="string" calcext:value-type="string">
            <text:p>P</text:p>
          </table:table-cell>
          <table:table-cell table:style-name="ce43" office:value-type="string" calcext:value-type="string">
            <text:p>ArtsyVisions.com – TJ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193" office:value-type="string" calcext:value-type="string">
            <text:p>3/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2-27" calcext:value-type="date">
            <text:p>02-27</text:p>
          </table:table-cell>
          <table:table-cell table:style-name="ce97" office:value-type="string" calcext:value-type="string">
            <text:p>Thomas Jefferson image with name and percentages</text:p>
          </table:table-cell>
          <table:table-cell table:style-name="ce100" office:value-type="string" calcext:value-type="string">
            <text:p>P or S</text:p>
          </table:table-cell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193" office:value-type="float" office:value="3" calcext:value-type="float">
            <text:p>3</text:p>
          </table:table-cell>
          <table:table-cell/>
          <table:table-cell office:value-type="string" calcext:value-type="string">
            <text:p>Fri</text:p>
          </table:table-cell>
          <table:table-cell table:style-name="ce95" office:value-type="date" office:date-value="2019-02-28" calcext:value-type="date">
            <text:p>02-28</text:p>
          </table:table-cell>
          <table:table-cell table:style-name="ce97" office:value-type="string" calcext:value-type="string">
            <text:p>One-off – TBD</text:p>
          </table:table-cell>
          <table:table-cell table:style-name="ce100"/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90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4/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3-02" calcext:value-type="date">
            <text:p>03-02</text:p>
          </table:table-cell>
          <table:table-cell table:style-name="ce184" office:value-type="string" calcext:value-type="string">
            <text:p>Step 4 – Post Them on the Web</text:p>
          </table:table-cell>
          <table:table-cell table:style-name="ce100" office:value-type="string" calcext:value-type="string">
            <text:p>S</text:p>
          </table:table-cell>
          <table:table-cell table:style-name="ce43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4/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3-03" calcext:value-type="date">
            <text:p>03-03</text:p>
          </table:table-cell>
          <table:table-cell table:style-name="ce184" office:value-type="string" calcext:value-type="string">
            <text:p>Post Them on the Web</text:p>
          </table:table-cell>
          <table:table-cell table:style-name="ce100" office:value-type="string" calcext:value-type="string">
            <text:p>L</text:p>
          </table:table-cell>
          <table:table-cell table:style-name="ce43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4/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3-04" calcext:value-type="date">
            <text:p>03-04</text:p>
          </table:table-cell>
          <table:table-cell table:style-name="ce184" office:value-type="string" calcext:value-type="string">
            <text:p>SeeOurminds vs. Artsyvisions – Mulder &amp; Scully</text:p>
          </table:table-cell>
          <table:table-cell table:style-name="ce100" office:value-type="string" calcext:value-type="string">
            <text:p>P</text:p>
          </table:table-cell>
          <table:table-cell table:style-name="ce43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4/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3-05" calcext:value-type="date">
            <text:p>03-05</text:p>
          </table:table-cell>
          <table:table-cell table:style-name="ce97" office:value-type="string" calcext:value-type="string">
            <text:p>Mulder &amp; Scully combo image with name and percentages</text:p>
          </table:table-cell>
          <table:table-cell table:style-name="ce100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float" office:value="4" calcext:value-type="float">
            <text:p>4</text:p>
          </table:table-cell>
          <table:table-cell/>
          <table:table-cell office:value-type="string" calcext:value-type="string">
            <text:p>Fri</text:p>
          </table:table-cell>
          <table:table-cell table:style-name="ce95" office:value-type="date" office:date-value="2019-03-06" calcext:value-type="date">
            <text:p>03-06</text:p>
          </table:table-cell>
          <table:table-cell table:style-name="ce97" office:value-type="string" calcext:value-type="string">
            <text:p>One-off – TBD</text:p>
          </table:table-cell>
          <table:table-cell table:style-name="ce10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 table:number-columns-repeated="3"/>
          <table:table-cell table:style-name="ce184"/>
          <table:table-cell table:style-name="ce10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5/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3-09" calcext:value-type="date">
            <text:p>03-09</text:p>
          </table:table-cell>
          <table:table-cell table:style-name="ce184" office:value-type="string" calcext:value-type="string">
            <text:p>Step 5 – Write About Them in Ebooks</text:p>
          </table:table-cell>
          <table:table-cell table:style-name="ce100" office:value-type="string" calcext:value-type="string">
            <text:p>S</text:p>
          </table:table-cell>
          <table:table-cell table:style-name="ce43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5/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3-10" calcext:value-type="date">
            <text:p>03-10</text:p>
          </table:table-cell>
          <table:table-cell table:style-name="ce184" office:value-type="string" calcext:value-type="string">
            <text:p>Write About Them in Ebooks</text:p>
          </table:table-cell>
          <table:table-cell table:style-name="ce100" office:value-type="string" calcext:value-type="string">
            <text:p>L</text:p>
          </table:table-cell>
          <table:table-cell table:style-name="ce43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5/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3-11" calcext:value-type="date">
            <text:p>03-11</text:p>
          </table:table-cell>
          <table:table-cell table:style-name="ce184" office:value-type="string" calcext:value-type="string">
            <text:p>Images can be difficult – Donald &amp; Steve</text:p>
          </table:table-cell>
          <table:table-cell table:style-name="ce100" office:value-type="string" calcext:value-type="string">
            <text:p>P</text:p>
          </table:table-cell>
          <table:table-cell table:style-name="ce43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5/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3-12" calcext:value-type="date">
            <text:p>03-12</text:p>
          </table:table-cell>
          <table:table-cell table:style-name="ce97" office:value-type="string" calcext:value-type="string">
            <text:p>Donald &amp; Steve combo image with name and percentages</text:p>
          </table:table-cell>
          <table:table-cell table:style-name="ce100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 office:value-type="float" office:value="5" calcext:value-type="float">
            <text:p>5</text:p>
          </table:table-cell>
          <table:table-cell/>
          <table:table-cell office:value-type="string" calcext:value-type="string">
            <text:p>Fri</text:p>
          </table:table-cell>
          <table:table-cell table:style-name="ce95" office:value-type="date" office:date-value="2019-03-13" calcext:value-type="date">
            <text:p>03-13</text:p>
          </table:table-cell>
          <table:table-cell table:style-name="ce97" office:value-type="string" calcext:value-type="string">
            <text:p>One-off – TBD</text:p>
          </table:table-cell>
          <table:table-cell table:style-name="ce10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 table:style-name="Default" table:number-columns-repeated="5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6/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3-16" calcext:value-type="date">
            <text:p>03-16</text:p>
          </table:table-cell>
          <table:table-cell table:style-name="ce184" office:value-type="string" calcext:value-type="string">
            <text:p>Step 6 – Post to Social Sites</text:p>
          </table:table-cell>
          <table:table-cell table:style-name="ce100" office:value-type="string" calcext:value-type="string">
            <text:p>S</text:p>
          </table:table-cell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6/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3-17" calcext:value-type="date">
            <text:p>03-17</text:p>
          </table:table-cell>
          <table:table-cell table:style-name="ce43" office:value-type="string" calcext:value-type="string">
            <text:p>Post to Social Sites</text:p>
          </table:table-cell>
          <table:table-cell table:style-name="ce49" office:value-type="string" calcext:value-type="string">
            <text:p>S</text:p>
          </table:table-cell>
          <table:table-cell table:style-name="ce10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6/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3-18" calcext:value-type="date">
            <text:p>03-18</text:p>
          </table:table-cell>
          <table:table-cell table:style-name="ce184" office:value-type="string" calcext:value-type="string">
            <text:p>Summary – Tom W Hartung 2019</text:p>
          </table:table-cell>
          <table:table-cell table:style-name="ce100" office:value-type="string" calcext:value-type="string">
            <text:p>P</text:p>
          </table:table-cell>
          <table:table-cell table:style-name="ce43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6/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3-19" calcext:value-type="date">
            <text:p>03-19</text:p>
          </table:table-cell>
          <table:table-cell table:style-name="ce97" office:value-type="string" calcext:value-type="string">
            <text:p>Tom W Hartung 2019 image with name and percentages</text:p>
          </table:table-cell>
          <table:table-cell table:style-name="ce100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 office:value-type="float" office:value="6" calcext:value-type="float">
            <text:p>6</text:p>
          </table:table-cell>
          <table:table-cell table:style-name="ce10"/>
          <table:table-cell office:value-type="string" calcext:value-type="string">
            <text:p>Fri</text:p>
          </table:table-cell>
          <table:table-cell table:style-name="ce95" office:value-type="date" office:date-value="2019-03-20" calcext:value-type="date">
            <text:p>03-20</text:p>
          </table:table-cell>
          <table:table-cell table:style-name="ce97" office:value-type="string" calcext:value-type="string">
            <text:p>One-off – TBD</text:p>
          </table:table-cell>
          <table:table-cell table:style-name="ce21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26"/>
          <table:table-cell table:style-name="ce10" table:number-columns-repeated="3"/>
          <table:table-cell table:style-name="ce97"/>
          <table:table-cell table:style-name="ce21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 office:value-type="string" calcext:value-type="string">
            <text:p>Notes</text:p>
          </table:table-cell>
          <table:table-cell table:style-name="ce10" table:number-columns-repeated="3"/>
          <table:table-cell table:style-name="ce184"/>
          <table:table-cell table:style-name="ce100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93"/>
          <table:table-cell table:style-name="ce10" table:number-columns-repeated="3"/>
          <table:table-cell table:style-name="ce98" office:value-type="string" calcext:value-type="string">
            <text:p>¹<text:span text:style-name="T8"> S=Square, L=Landscape, P=Portrait</text:span></text:p>
          </table:table-cell>
          <table:table-cell table:style-name="ce100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5">
          <table:table-cell table:style-name="ce30"/>
          <table:table-cell table:style-name="ce10" table:number-columns-repeated="3"/>
          <table:table-cell table:style-name="ce184"/>
          <table:table-cell table:style-name="ce10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49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4">
          <table:table-cell table:style-name="ce94"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number-columns-repeated="2"/>
          <table:table-cell table:style-name="ce10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93"/>
          <table:table-cell table:number-columns-repeated="3"/>
          <table:table-cell table:style-name="ce184"/>
          <table:table-cell table:style-name="ce10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">
          <table:table-cell table:style-name="ce30"/>
          <table:table-cell table:style-name="ce10" table:number-columns-repeated="3"/>
          <table:table-cell table:style-name="ce184"/>
          <table:table-cell table:style-name="ce100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4">
          <table:table-cell table:style-name="ce30"/>
          <table:table-cell table:style-name="ce10" table:number-columns-repeated="3"/>
          <table:table-cell table:style-name="ce184"/>
          <table:table-cell table:style-name="ce10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number-columns-repeated="3"/>
          <table:table-cell table:style-name="ce184"/>
          <table:table-cell table:style-name="ce10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43"/>
          <table:table-cell table:style-name="ce49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4">
          <table:table-cell table:style-name="ce94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">
          <table:table-cell table:style-name="ce30"/>
          <table:table-cell table:number-columns-repeated="3"/>
          <table:table-cell table:style-name="ce184"/>
          <table:table-cell table:style-name="ce10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3">
          <table:table-cell table:number-columns-repeated="4"/>
          <table:table-cell table:style-name="ce184"/>
          <table:table-cell table:style-name="ce10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 table:number-rows-repeated="4">
          <table:table-cell table:style-name="ce93"/>
          <table:table-cell table:number-columns-repeated="5"/>
          <table:table-cell table:style-name="ce10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3"/>
          <table:table-cell table:style-name="ce10" table:number-columns-repeated="3"/>
          <table:table-cell table:number-columns-repeated="2"/>
          <table:table-cell table:style-name="ce10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 table:number-rows-repeated="3">
          <table:table-cell table:style-name="ce93"/>
          <table:table-cell table:style-name="ce10" table:number-columns-repeated="3"/>
          <table:table-cell table:number-columns-repeated="2"/>
          <table:table-cell table:style-name="ce10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7">
          <table:table-cell table:style-name="ce30"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number-columns-repeated="3"/>
          <table:table-cell table:style-name="ce184"/>
          <table:table-cell table:style-name="ce10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184"/>
          <table:table-cell table:style-name="ce10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52">
          <table:table-cell table:number-columns-repeated="4"/>
          <table:table-cell table:style-name="ce184"/>
          <table:table-cell table:style-name="ce10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9">
          <table:table-cell table:number-columns-repeated="6"/>
          <table:table-cell table:style-name="ce10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47">
          <table:table-cell table:number-columns-repeated="6"/>
          <table:table-cell table:style-name="ce10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50">
          <table:table-cell table:number-columns-repeated="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156">
          <table:table-cell table:number-columns-repeated="7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90">
          <table:table-cell table:number-columns-repeated="10"/>
          <table:table-cell table:style-name="ce104"/>
          <table:table-cell/>
          <table:table-cell table:style-name="ce104"/>
          <table:table-cell/>
          <table:table-cell table:style-name="ce104"/>
          <table:table-cell/>
          <table:table-cell table:style-name="ce104" table:number-columns-repeated="3"/>
          <table:table-cell table:number-columns-repeated="1005"/>
        </table:table-row>
        <table:table-row table:style-name="ro5" table:number-rows-repeated="295">
          <table:table-cell table:number-columns-repeated="14"/>
          <table:table-cell table:style-name="ce104"/>
          <table:table-cell/>
          <table:table-cell table:style-name="ce104" table:number-columns-repeated="3"/>
          <table:table-cell table:number-columns-repeated="1005"/>
        </table:table-row>
        <table:table-row table:style-name="ro5" table:number-rows-repeated="1047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lationships" table:style-name="ta1">
        <table:table-column table:style-name="co50" table:default-cell-style-name="ce26"/>
        <table:table-column table:style-name="co51" table:default-cell-style-name="Default"/>
        <table:table-column table:style-name="co3" table:default-cell-style-name="ce21"/>
        <table:table-column table:style-name="co52" table:default-cell-style-name="Default"/>
        <table:table-column table:style-name="co53" table:default-cell-style-name="Default"/>
        <table:table-column table:style-name="co3" table:number-columns-repeated="13" table:default-cell-style-name="Default"/>
        <table:table-column table:style-name="co54" table:default-cell-style-name="Default"/>
        <table:table-row table:style-name="ro1">
          <table:table-cell table:style-name="ce88"/>
          <table:table-cell table:style-name="ce21"/>
          <table:table-cell/>
          <table:table-cell table:style-name="ce21"/>
          <table:table-cell table:style-name="ce96"/>
          <table:table-cell table:style-name="ce20" table:number-columns-repeated="2"/>
          <table:table-cell table:style-name="ce61" office:value-type="string" calcext:value-type="string">
            <text:p>Relationships – The Daily Drip</text:p>
          </table:table-cell>
          <table:table-cell table:style-name="ce20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1"/>
          <table:table-cell table:style-name="ce96"/>
          <table:table-cell table:style-name="ce185" office:value-type="string" calcext:value-type="string">
            <text:p>Link</text:p>
          </table:table-cell>
          <table:table-cell table:style-name="ce120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20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187"/>
        </table:table-row>
        <table:table-row table:style-name="ro4">
          <table:table-cell table:style-name="ce89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4" office:value-type="string" calcext:value-type="string">
            <text:p>Image Content</text:p>
          </table:table-cell>
          <table:table-cell table:style-name="ce120" office:value-type="string" calcext:value-type="string">
            <text:p>To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05" office:value-type="string" calcext:value-type="string">
            <text:p>Jon Snow and Ygritte</text:p>
          </table:table-cell>
          <table:table-cell/>
          <table:table-cell table:style-name="ce21"/>
          <table:table-cell table:style-name="ce43"/>
          <table:table-cell table:style-name="ce101"/>
          <table:table-cell table:style-name="ce120" table:number-columns-repeated="12"/>
          <table:table-cell table:style-name="ce69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20-05-04" calcext:value-type="date">
            <text:p>05-04</text:p>
          </table:table-cell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20-05-05" calcext:value-type="date">
            <text:p>05-05</text:p>
          </table:table-cell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20-05-06" calcext:value-type="date">
            <text:p>05-06</text:p>
          </table:table-cell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20-05-07" calcext:value-type="date">
            <text:p>05-07</text:p>
          </table:table-cell>
          <table:table-cell table:style-name="ce97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2"/>
          <table:table-cell table:style-name="ce21"/>
          <table:table-cell/>
          <table:table-cell table:style-name="ce95"/>
          <table:table-cell table:style-name="ce97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05" office:value-type="string" calcext:value-type="string">
            <text:p>Lucy and Ricky Ricardo</text:p>
          </table:table-cell>
          <table:table-cell/>
          <table:table-cell table:style-name="ce21"/>
          <table:table-cell table:style-name="ce43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Mon</text:p>
          </table:table-cell>
          <table:table-cell table:style-name="ce95"/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Tue</text:p>
          </table:table-cell>
          <table:table-cell table:style-name="ce95"/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Wed</text:p>
          </table:table-cell>
          <table:table-cell table:style-name="ce95"/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Thu</text:p>
          </table:table-cell>
          <table:table-cell table:style-name="ce95"/>
          <table:table-cell table:style-name="ce97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05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05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05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05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05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05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55" table:default-cell-style-name="ce88"/>
        <table:table-column table:style-name="co56" table:default-cell-style-name="ce96"/>
        <table:table-column table:style-name="co30" table:default-cell-style-name="ce20"/>
        <table:table-column table:style-name="co3" table:number-columns-repeated="10" table:default-cell-style-name="ce20"/>
        <table:table-column table:style-name="co57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61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94"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/>
          <table:table-cell/>
          <table:table-cell table:style-name="ce185" office:value-type="string" calcext:value-type="string">
            <text:p>Link</text:p>
          </table:table-cell>
          <table:table-cell table:style-name="ce120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20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187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44" office:value-type="string" calcext:value-type="string">
            <text:p>Image Content</text:p>
          </table:table-cell>
          <table:table-cell table:style-name="ce120" office:value-type="string" calcext:value-type="string">
            <text:p>To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3"/>
          <table:table-cell table:style-name="ce120" table:number-columns-repeated="11"/>
          <table:table-cell table:style-name="ce69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Introduce process</text:p>
          </table:table-cell>
          <table:table-cell table:style-name="ce9"/>
          <table:table-cell table:style-name="ce120" table:number-columns-repeated="10"/>
          <table:table-cell table:style-name="ce69"/>
          <table:table-cell table:number-columns-repeated="1010"/>
        </table:table-row>
        <table:table-row table:style-name="ro4">
          <table:table-cell table:style-name="ce94"/>
          <table:table-cell table:style-name="ce184" office:value-type="string" calcext:value-type="string">
            <text:p>Aspects of process evolve over time – Tom H 1987</text:p>
          </table:table-cell>
          <table:table-cell table:style-name="ce9"/>
          <table:table-cell table:style-name="ce120" table:number-columns-repeated="10"/>
          <table:table-cell table:style-name="ce69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3" office:value-type="float" office:value="3" calcext:value-type="float">
            <text:p>3</text:p>
          </table:table-cell>
          <table:table-cell table:style-name="ce184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Groja Program</text:p>
          </table:table-cell>
          <table:table-cell table:style-name="ce120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4"/>
          <table:table-cell table:style-name="ce184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 office:value-type="string" calcext:value-type="string">
            <text:p>Promotion</text:p>
          </table:table-cell>
          <table:table-cell table:style-name="ce12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4"/>
          <table:table-cell table:style-name="ce18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30"/>
          <table:table-cell table:style-name="ce184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18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3"/>
          <table:table-cell table:style-name="ce18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30"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43"/>
          <table:table-cell table:style-name="ce12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4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3"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18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30"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/>
          <table:table-cell table:style-name="ce12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4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93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3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93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30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104"/>
          <table:table-cell/>
          <table:table-cell table:style-name="ce104"/>
          <table:table-cell/>
          <table:table-cell table:style-name="ce104"/>
          <table:table-cell/>
          <table:table-cell table:style-name="ce104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104"/>
          <table:table-cell/>
          <table:table-cell table:style-name="ce104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41" table:default-cell-style-name="ce6"/>
        <table:table-column table:style-name="co58" table:default-cell-style-name="Default"/>
        <table:table-column table:style-name="co59" table:default-cell-style-name="ce21"/>
        <table:table-column table:style-name="co3" table:number-columns-repeated="4" table:default-cell-style-name="ce21"/>
        <table:table-column table:style-name="co60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06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61" table:default-cell-style-name="ce10"/>
        <table:table-column table:style-name="co55" table:default-cell-style-name="ce1"/>
        <table:table-column table:style-name="co62" table:default-cell-style-name="Default"/>
        <table:table-column table:style-name="co30" table:default-cell-style-name="ce20"/>
        <table:table-column table:style-name="co3" table:number-columns-repeated="10" table:default-cell-style-name="ce20"/>
        <table:table-column table:style-name="co57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61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7"/>
          <table:table-cell table:style-name="ce68"/>
          <table:table-cell table:style-name="ce185" office:value-type="string" calcext:value-type="string">
            <text:p>Link</text:p>
          </table:table-cell>
          <table:table-cell table:style-name="ce120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20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187"/>
          <table:table-cell table:number-columns-repeated="1009"/>
        </table:table-row>
        <table:table-row table:style-name="ro4">
          <table:table-cell table:style-name="ce120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185" office:value-type="string" calcext:value-type="string">
            <text:p>Image Content</text:p>
          </table:table-cell>
          <table:table-cell table:style-name="ce120" office:value-type="string" calcext:value-type="string">
            <text:p>To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85"/>
          <table:table-cell table:style-name="ce120" table:number-columns-repeated="11"/>
          <table:table-cell table:style-name="ce69"/>
          <table:table-cell table:number-columns-repeated="1009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ce108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20" table:number-columns-repeated="10"/>
          <table:table-cell table:style-name="ce69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20" table:number-columns-repeated="10"/>
          <table:table-cell table:style-name="ce69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3" calcext:value-type="float">
            <text:p>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10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10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85"/>
          <table:table-cell table:style-name="ce120"/>
          <table:table-cell table:number-columns-repeated="10"/>
          <table:table-cell table:style-name="ce20"/>
          <table:table-cell table:number-columns-repeated="1009"/>
        </table:table-row>
        <table:table-row table:style-name="ro12">
          <table:table-cell office:value-type="float" office:value="12" calcext:value-type="float">
            <text:p>1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13" calcext:value-type="float">
            <text:p>1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10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10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85"/>
          <table:table-cell table:style-name="ce12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2" calcext:value-type="float">
            <text:p>2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3" calcext:value-type="float">
            <text:p>2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85"/>
          <table:table-cell table:style-name="ce12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2" calcext:value-type="float">
            <text:p>3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3" calcext:value-type="float">
            <text:p>3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10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85"/>
          <table:table-cell table:style-name="ce12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42" calcext:value-type="float">
            <text:p>4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104"/>
          <table:table-cell/>
          <table:table-cell table:style-name="ce104"/>
          <table:table-cell/>
          <table:table-cell table:style-name="ce104"/>
          <table:table-cell/>
          <table:table-cell table:style-name="ce104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104"/>
          <table:table-cell/>
          <table:table-cell table:style-name="ce104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 style:data-style-name="N2" text:time-value="19:02:59.7347744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02-04T22:15:35.815229630</dc:date>
    <meta:editing-duration>P68DT15H21M45S</meta:editing-duration>
    <meta:editing-cycles>1209</meta:editing-cycles>
    <meta:document-statistic meta:table-count="11" meta:cell-count="1882" meta:object-count="0"/>
  </office:meta>
</office:document-meta>
</file>